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05bb91" officeooo:paragraph-rsid="0005bb91"/>
    </style:style>
    <style:style style:name="P5" style:family="paragraph" style:parent-style-name="Standard">
      <style:text-properties style:text-position="0% 100%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550_1110403135" text:style-name="Index_20_Link" text:visited-style-name="Index_20_Link">Capítulo 1<text:tab/>2</text:a></text:p>
          <text:p text:style-name="P1"><text:a xlink:type="simple" xlink:href="#__RefHeading___Toc552_1110403135" text:style-name="Index_20_Link" text:visited-style-name="Index_20_Link">Capítulo 2<text:tab/>3</text:a></text:p>
        </text:index-body>
      </text:table-of-content>
      <text:h text:style-name="P3" text:outline-level="1"/>
      <text:h text:style-name="P3" text:outline-level="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3" text:outline-level="1" text:is-list-header="true"><text:bookmark-start text:name="__RefHeading___Toc550_1110403135"/>Capítulo 1<text:bookmark-end text:name="__RefHeading___Toc550_1110403135"/></text:h>
      <text:p text:style-name="P4"/>
      <text:p text:style-name="P4"/>
      <text:p text:style-name="Standard">O Nottingham Forest Football Club é um clube inglês da região de Nottingham. Venceu a Premier League 1 vez e a Liga dos Campeões por 2 ocasiões. O clube é frequentemente referido simplesmente como Forest, nome presente no símbolo do clube. Eles também são apelidados de “Reds”, devido à cor da sua camis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/>
      <text:h text:style-name="P3" text:outline-level="1"><text:bookmark-start text:name="__RefHeading___Toc552_1110403135"/>Capítulo 2<text:bookmark-end text:name="__RefHeading___Toc552_1110403135"/></text:h>
      <text:h text:style-name="P3" text:outline-level="1"/>
      <text:p text:style-name="Text_20_body">Fundado em 1865, o Forest se tornou membro fundador da Aliança de Futebol em 1888  e seu primeiro grande sucesso veio quando venceu a Copa da Inglaterra em 1898. O clube passou boa parte da primeira metade do século XX jogando a segunda divisão inglesa e o seu próximo título veio em 1959, quando ganhou novamente a Copa da Inglaterra.</text:p>
      <text:p text:style-name="Text_20_body">O seu período de maior sucesso foi sob o comando de Brian Clough, entre 1975 e 1993, período em que ganhou o Campeonato Inglês, duas Liga dos campeões da UEFA consecutivas e quatro Copas da Liga. O Forest jogou a primeira temporada da recém formada Premier League em 1992 e posteriormente sofreu uma série de promoções e rebaixamentos entre as três principais divisões do futebol Inglês. Bob McKinlay é o jogador que mais vestiu a camisa do Forest pelo Campeonato Inglês, num total de 692 jogos. O Maior goleador de todos os tempos é Grenville Morris com um total de 217 gols.</text:p>
      <text:p text:style-name="Text_20_body">O Forest manda seus jogos no City Ground desde 1898 e sua capacidade é de 30.576 pessoas.  O estádio foi utilizado para o Campeonato Europeu de Futebol de 1996 e também acolheu a FA Women's Cup final de 2007 e 2008. Ao contrário da crença popular o nome Forest não provém de Floresta de Sherwood, mas sim do Forest Recreation Ground ao norte de Nottingham, onde o clube jogou pela primeira vez com sua formação original em 1865 (embora o nome do Forest Recreation Ground venha de uma época em que a terra era parte da floresta de Sherwood)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43:51.424000000</meta:creation-date>
    <dc:date>2023-01-23T20:00:04.809000000</dc:date>
    <meta:editing-duration>PT6M3S</meta:editing-duration>
    <meta:editing-cycles>1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10" meta:word-count="326" meta:character-count="1808" meta:non-whitespace-character-count="1490"/>
  </office:meta>
</office:document-meta>
</file>